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Accessor.initialize( 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ccessor.createRequest( URI url , Http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Accessor.setClientHttpRequestInitializers( List &lt; ClientHttpRequestInitializer &gt; clientHttpRequestInitializ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Accessor.setRequestFactory( ClientHttpRequestFactory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Accessor.get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Accessor.getClientHttpRequestInitial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